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8648" officeooo:paragraph-rsid="00118648"/>
    </style:style>
    <style:style style:name="P2" style:family="paragraph" style:parent-style-name="Standard">
      <style:text-properties officeooo:paragraph-rsid="00119699"/>
    </style:style>
    <style:style style:name="P3" style:family="paragraph" style:parent-style-name="Standard">
      <style:text-properties officeooo:rsid="0013bdd9" officeooo:paragraph-rsid="0013bdd9"/>
    </style:style>
    <style:style style:name="P4" style:family="paragraph" style:parent-style-name="Standard">
      <style:text-properties officeooo:paragraph-rsid="001545c8"/>
    </style:style>
    <style:style style:name="P5" style:family="paragraph" style:parent-style-name="Standard">
      <style:text-properties officeooo:rsid="0017ebe6" officeooo:paragraph-rsid="0017ebe6"/>
    </style:style>
    <style:style style:name="P6" style:family="paragraph" style:parent-style-name="Standard">
      <style:text-properties fo:font-style="normal" officeooo:paragraph-rsid="001545c8" style:font-style-asian="normal" style:font-style-complex="normal"/>
    </style:style>
    <style:style style:name="P7" style:family="paragraph" style:parent-style-name="Standard">
      <style:text-properties officeooo:rsid="00196a15" officeooo:paragraph-rsid="00196a15"/>
    </style:style>
    <style:style style:name="P8" style:family="paragraph" style:parent-style-name="Standard">
      <style:text-properties officeooo:paragraph-rsid="00196a15"/>
    </style:style>
    <style:style style:name="P9" style:family="paragraph" style:parent-style-name="Standard">
      <style:text-properties officeooo:rsid="001dc8a3" officeooo:paragraph-rsid="001dc8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45c8" style:font-style-asian="italic" style:font-style-complex="italic"/>
    </style:style>
    <style:style style:name="T3" style:family="text">
      <style:text-properties officeooo:rsid="0011969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9699" style:font-style-asian="normal" style:font-style-complex="normal"/>
    </style:style>
    <style:style style:name="T6" style:family="text">
      <style:text-properties fo:font-style="normal" officeooo:rsid="001305fa" style:font-style-asian="normal" style:font-style-complex="normal"/>
    </style:style>
    <style:style style:name="T7" style:family="text">
      <style:text-properties fo:font-style="normal" officeooo:rsid="001545c8" style:font-style-asian="normal" style:font-style-complex="normal"/>
    </style:style>
    <style:style style:name="T8" style:family="text">
      <style:text-properties fo:font-style="normal" officeooo:rsid="00196a15" style:font-style-asian="normal" style:font-style-complex="normal"/>
    </style:style>
    <style:style style:name="T9" style:family="text">
      <style:text-properties fo:font-style="normal" officeooo:rsid="001b0400" style:font-style-asian="normal" style:font-style-complex="normal"/>
    </style:style>
    <style:style style:name="T10" style:family="text">
      <style:text-properties fo:font-style="normal" officeooo:rsid="001ed1c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ick Th. Eugster, Pascal A. Felber, Rachid Guerraoui, Anne-Marie Kermarrec, The many faces of Publish / Subscribe, <text:span text:style-name="T1">ACM Computing Surveys</text:span>, 35(2) : 114–131, juin 2003</text:p>
      <text:p text:style-name="P1"/>
      <text:p text:style-name="P2"><text:span text:style-name="T3">Fabian Kuhn, Yoram Moses, Rotem Oshman, Coordinated Consensus in Dynamic Networks. In </text:span><text:span text:style-name="T1">Proceedings of the 30th annual ACM SIGACT-SIGOPS symposium on Principles of distributed computing, </text:span><text:span text:style-name="T5">San Jose, California, USA, 6 au 8 juin 2011, </text:span><text:span text:style-name="T6">1-10, ACM (Associatin for Computing Machinery)</text:span></text:p>
      <text:p text:style-name="P2"><text:span text:style-name="T6"/></text:p>
      <text:p text:style-name="P3"><text:span text:style-name="T6">L</text:span><text:span text:style-name="T4">loyd Wood, Wesley M. Eddy, Peter Holliday, A Bundle of Problems, In </text:span><text:span text:style-name="T1">IEEE Aerospace conference</text:span><text:span text:style-name="T4">, Big Sky, Montana, Mars 2009, 1-17, IEEE</text:span></text:p>
      <text:p text:style-name="P3"><text:span text:style-name="T4"/></text:p>
      <text:p text:style-name="P4"><text:span text:style-name="T7">Carlos Borrego Iglesias, </text:span><text:span text:style-name="T2">A Mobile Code-based Multi-Routing Protocol Architecture for Delay and Disruption Tolerant Networking, </text:span><text:span text:style-name="T7">Thèse de doctorate provenant de « </text:span><text:span text:style-name="T4">Universitat Autònoma de Barcelona. Departament d'Enginyeria de la Informació i de les Comunicacions </text:span><text:span text:style-name="T7">», Janvier 2013</text:span></text:p>
      <text:p text:style-name="P6"/>
      <text:p text:style-name="P5"><text:span text:style-name="T7">A. </text:span><text:span text:style-name="T4">Lindgren, A. Doria, E. Davies, S. Grasic</text:span><text:span text:style-name="T1">, </text:span><text:span text:style-name="T4">Probabilistic Routing Protocol for Intermittently Connected Networks, Request for Comments: 6693, Internet Research Task Force (IRTF), Août 2012</text:span></text:p>
      <text:p text:style-name="P5"><text:span text:style-name="T4"/></text:p>
      <text:p text:style-name="P7"><text:span text:style-name="T4">Jan S. Rellermeyer, Gustavo Alonso, Timothy Roscoe, R-OSGi: Distributed Applications Through</text:span></text:p>
      <text:p text:style-name="P8"><text:span text:style-name="T8">Software Modularization, In </text:span><text:span text:style-name="T4">Proceedings of the ACM/IFIP/USENIX 2007 International Conference on Middleware, </text:span><text:span text:style-name="T9">Newport Beach, California, Du 26 au 30 novembre 2007, 1-20, Springer-Verlag</text:span></text:p>
      <text:p text:style-name="P8"><text:span text:style-name="T9"/></text:p>
      <text:p text:style-name="P9"><text:span text:style-name="T9">C</text:span><text:span text:style-name="T4">onception et programmation orientées objet, Bertrand Meyer, Eyrolles, </text:span><text:span text:style-name="T10">édition française de 2000</text:span></text:p>
      <text:p text:style-name="P9"><text:span text:style-name="T10"/></text:p>
      <text:p text:style-name="P9"><text:span text:style-name="T10"/></text:p>
      <text:p text:style-name="P8"><text:span text:style-name="T9"/></text:p>
      <text:p text:style-name="P8"><text:span text:style-name="T9"/></text:p>
      <text:p text:style-name="P5"><text:span text:style-name="T4"/></text:p>
      <text:p text:style-name="P5"><text:span text:style-name="T4"/></text:p>
      <text:p text:style-name="P4"><text:span text:style-name="T2"/></text:p>
      <text:p text:style-name="P4"><text:span text:style-name="T2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26:08.859165915</meta:creation-date>
    <meta:generator>LibreOffice/5.3.6.1$Linux_X86_64 LibreOffice_project/30$Build-1</meta:generator>
    <dc:date>2019-11-22T17:17:02.184170957</dc:date>
    <meta:editing-duration>PT40M39S</meta:editing-duration>
    <meta:editing-cycles>12</meta:editing-cycles>
    <meta:document-statistic meta:table-count="0" meta:image-count="0" meta:object-count="0" meta:page-count="1" meta:paragraph-count="8" meta:word-count="197" meta:character-count="1414" meta:non-whitespace-character-count="1226"/>
  </office:meta>
</office:document-meta>
</file>